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bogatyrevaolga.github.io/ttus-site/" office:target-frame-name="_top" xlink:show="replace"><text:span text:style-name="Гиперссылка">https://bogatyrevaolga.github.io/ttus-site/</text:span></text:a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Ольга Богатырева</dc:creator>
    <meta:creation-date>2017-10-20T23:40:00Z</meta:creation-date>
    <dc:date>2025-06-26T22:29:00Z</dc:date>
    <meta:template xlink:href="Normal" xlink:type="simple"/>
    <meta:editing-cycles>2</meta:editing-cycles>
    <meta:editing-duration>PT180S</meta:editing-duration>
    <meta:document-statistic meta:page-count="1" meta:paragraph-count="1" meta:word-count="15" meta:character-count="102" meta:row-count="1" meta:non-whitespace-character-count="88"/>
  </office:meta>
</office:document-meta>
</file>